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A9000002341DDB36E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93cm" svg:height="12.636cm" svg:x="0.001cm" svg:y="0.564cm">
          <draw:image xlink:href="Pictures/10000000000003A9000002341DDB36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2:43:03.181000000</meta:creation-date>
    <dc:date>2015-03-26T12:45:21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